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draw:fill="solid" draw:fill-color="#cccccc" draw:opacity="91%" draw:textarea-horizontal-align="justify" draw:textarea-vertical-align="middle" draw:auto-grow-height="false" fo:min-height="0.512cm" fo:min-width="0.262cm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 fo:min-height="0.512cm" fo:min-width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2cm" fo:min-width="0.641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3cm"/>
    </style:style>
    <style:style style:name="gr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322cm" fo:min-width="0.072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21cm" fo:min-width="0.07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2cm"/>
    </style:style>
    <style:style style:name="gr9" style:family="graphic" style:parent-style-name="standard">
      <style:graphic-properties svg:stroke-color="#000000" draw:fill="none" draw:fill-color="#cccccc" draw:opacity="91%" draw:textarea-horizontal-align="justify" draw:textarea-vertical-align="middle" draw:auto-grow-height="false" fo:min-height="0.322cm" fo:min-width="0.071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321cm" fo:min-width="0.07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321cm" fo:min-width="0.071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1cm"/>
    </style:style>
    <style:style style:name="gr13" style:family="graphic" style:parent-style-name="standard">
      <style:graphic-properties svg:stroke-color="#000000" draw:fill="none" draw:fill-color="#cccccc" draw:opacity="100%" draw:opacity-name="Transparency_20_1" draw:textarea-horizontal-align="justify" draw:textarea-vertical-align="middle" draw:auto-grow-height="false" fo:min-height="0.321cm" fo:min-width="0.07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283cm" fo:min-width="0.072cm"/>
    </style:style>
    <style:style style:name="gr15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0.283cm" fo:min-width="0.071cm"/>
    </style:style>
    <style:style style:name="gr1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283cm" fo:min-width="0.07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283cm" fo:min-width="0.071cm"/>
    </style:style>
    <style:style style:name="gr18" style:family="graphic" style:parent-style-name="standard">
      <style:graphic-properties draw:fill="solid" draw:fill-color="#cccccc" draw:textarea-horizontal-align="justify" draw:textarea-vertical-align="middle" draw:auto-grow-height="false" fo:min-height="0.283cm" fo:min-width="0.071cm"/>
    </style:style>
    <style:style style:name="gr1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321cm" fo:min-width="0.072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285cm" fo:min-width="0.073cm"/>
    </style:style>
    <style:style style:name="gr21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0.285cm" fo:min-width="0.074cm"/>
    </style:style>
    <style:style style:name="gr2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285cm" fo:min-width="0.074cm"/>
    </style:style>
    <style:style style:name="gr2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285cm" fo:min-width="0.073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285cm" fo:min-width="0.074cm"/>
    </style:style>
    <style:style style:name="gr2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284cm" fo:min-width="0.073cm"/>
    </style:style>
    <style:style style:name="gr26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0.285cm" fo:min-width="0.073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323cm" fo:min-width="0.073cm"/>
    </style:style>
    <style:style style:name="gr28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0.323cm" fo:min-width="0.074cm"/>
    </style:style>
    <style:style style:name="gr2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323cm" fo:min-width="0.074cm"/>
    </style:style>
    <style:style style:name="gr3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323cm" fo:min-width="0.073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323cm" fo:min-width="0.074cm"/>
    </style:style>
    <style:style style:name="gr3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322cm" fo:min-width="0.073cm"/>
    </style:style>
    <style:style style:name="gr33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0.323cm" fo:min-width="0.073cm"/>
    </style:style>
    <style:style style:name="gr3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324cm" fo:min-width="0.07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2cm" fo:min-width="0.3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2cm" fo:min-width="0.35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4cm" fo:min-width="0.359cm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0.309cm" fo:min-width="0.059cm"/>
    </style:style>
    <style:style style:name="gr39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0.309cm" fo:min-width="0.059cm"/>
    </style:style>
    <style:style style:name="gr40" style:family="graphic" style:parent-style-name="standard">
      <style:graphic-properties svg:stroke-color="#000000" draw:fill="solid" draw:fill-color="#cccccc" draw:opacity="91%" draw:textarea-horizontal-align="justify" draw:textarea-vertical-align="middle" draw:auto-grow-height="false" fo:min-height="0.309cm" fo:min-width="0.071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309cm" fo:min-width="0.071cm"/>
    </style:style>
    <style:style style:name="gr4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309cm" fo:min-width="0.059cm"/>
    </style:style>
    <style:style style:name="gr43" style:family="graphic" style:parent-style-name="standard">
      <style:graphic-properties draw:fill="solid" draw:fill-color="#cccccc" draw:textarea-horizontal-align="justify" draw:textarea-vertical-align="middle" draw:auto-grow-height="false" fo:min-height="0.309cm" fo:min-width="0.05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5cm" fo:min-width="0.808cm"/>
    </style:style>
    <style:style style:name="gr4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309cm" fo:min-width="0.071cm"/>
    </style:style>
    <style:style style:name="gr46" style:family="graphic" style:parent-style-name="standard">
      <style:graphic-properties draw:fill="none" draw:fill-color="#cccccc" draw:textarea-horizontal-align="justify" draw:textarea-vertical-align="middle" draw:auto-grow-height="false" fo:min-height="0.309cm" fo:min-width="0.059cm"/>
    </style:style>
    <style:style style:name="gr47" style:family="graphic" style:parent-style-name="standard">
      <style:graphic-properties svg:stroke-color="#000000" draw:fill="none" draw:fill-color="#cccccc" draw:opacity="91%" draw:textarea-horizontal-align="justify" draw:textarea-vertical-align="middle" draw:auto-grow-height="false" fo:min-height="0.309cm" fo:min-width="0.07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Sans Mono"/>
    </style:style>
    <style:style style:name="P3" style:family="paragraph">
      <loext:graphic-properties draw:fill="solid" draw:fill-color="#cccccc" draw:opacity="91%"/>
      <style:paragraph-properties fo:text-align="center"/>
      <style:text-properties style:font-name="DejaVu Sans Mono"/>
    </style:style>
    <style:style style:name="P4" style:family="paragraph">
      <loext:graphic-properties draw:fill="solid" draw:fill-color="#cccccc"/>
      <style:paragraph-properties fo:text-align="center"/>
      <style:text-properties style:font-name="DejaVu Sans Mono"/>
    </style:style>
    <style:style style:name="P5" style:family="paragraph">
      <loext:graphic-properties draw:fill="none" draw:fill-color="#ffffff"/>
      <style:text-properties style:font-name="Times New Roman" fo:font-size="20pt" fo:font-style="italic" style:font-size-asian="24pt" style:font-style-asian="italic" style:font-size-complex="24pt" style:font-style-complex="italic"/>
    </style:style>
    <style:style style:name="P6" style:family="paragraph">
      <loext:graphic-properties draw:fill="none" draw:fill-color="#cccccc" draw:opacity="91%"/>
      <style:paragraph-properties fo:text-align="center"/>
      <style:text-properties style:font-name="DejaVu Sans Mono"/>
    </style:style>
    <style:style style:name="P7" style:family="paragraph">
      <loext:graphic-properties draw:fill="none" draw:fill-color="#cccccc" draw:opacity="100%" draw:opacity-name="Transparency_20_1"/>
      <style:paragraph-properties fo:text-align="center"/>
      <style:text-properties style:font-name="DejaVu Sans Mono"/>
    </style:style>
    <style:style style:name="P8" style:family="paragraph">
      <loext:graphic-properties draw:fill="none" draw:fill-color="#cccccc"/>
      <style:paragraph-properties fo:text-align="center"/>
      <style:text-properties style:font-name="DejaVu Sans Mono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text-align="center"/>
      <style:text-properties style:font-name="DejaVu Sans Mono" fo:font-size="16pt" style:font-size-asian="16pt" style:font-size-complex="16pt"/>
    </style:style>
    <style:style style:name="P11" style:family="paragraph">
      <loext:graphic-properties draw:fill="none" draw:fill-color="#cccccc"/>
      <style:paragraph-properties fo:text-align="center"/>
      <style:text-properties style:font-name="DejaVu Sans Mono" fo:font-size="16pt" style:font-size-asian="16pt" style:font-size-complex="16pt"/>
    </style:style>
    <style:style style:name="P12" style:family="paragraph">
      <loext:graphic-properties draw:fill="solid" draw:fill-color="#cccccc" draw:opacity="91%"/>
      <style:paragraph-properties fo:text-align="center"/>
      <style:text-properties style:font-name="DejaVu Sans Mono" fo:font-size="16pt" style:font-size-asian="16pt" style:font-size-complex="16pt"/>
    </style:style>
    <style:style style:name="P13" style:family="paragraph">
      <loext:graphic-properties draw:fill="solid" draw:fill-color="#cccccc"/>
      <style:paragraph-properties fo:text-align="center"/>
      <style:text-properties style:font-name="DejaVu Sans Mono" fo:font-size="16pt" style:font-size-asian="16pt" style:font-size-complex="16pt"/>
    </style:style>
    <style:style style:name="P14" style:family="paragraph">
      <loext:graphic-properties draw:fill="none" draw:fill-color="#cccccc" draw:opacity="91%"/>
      <style:paragraph-properties fo:text-align="center"/>
      <style:text-properties style:font-name="DejaVu Sans Mono" fo:font-size="16pt" style:font-size-asian="16pt" style:font-size-complex="16pt"/>
    </style:style>
    <style:style style:name="T1" style:family="text">
      <style:text-properties style:font-name="DejaVu Sans Mono"/>
    </style:style>
    <style:style style:name="T2" style:family="text">
      <style:text-properties style:font-name="Times New Roman" fo:font-size="20pt" fo:font-style="italic" style:font-size-asian="24pt" style:font-style-asian="italic" style:font-size-complex="24pt" style:font-style-complex="italic"/>
    </style:style>
    <style:style style:name="T3" style:family="text">
      <style:text-properties style:text-position="-33% 58%" style:font-name="Times New Roman" fo:font-size="20pt" fo:font-style="italic" style:font-size-asian="24pt" style:font-style-asian="italic" style:font-size-complex="24pt" style:font-style-complex="italic"/>
    </style:style>
    <style:style style:name="T4" style:family="text">
      <style:text-properties style:font-name="DejaVu Sans Mon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4.524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5.286cm" svg:y="2.01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6.048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6.81cm" svg:y="2.77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9.35cm" svg:y="2.01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10.112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0.874cm" svg:y="2.77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1.636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8.588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10.112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2.086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2.848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954cm" svg:y="2.01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14.716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15.478cm" svg:y="2.77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6.24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192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14.716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15.479cm" svg:y="2.01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7.002cm" svg:y="2.77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141cm" svg:height="1.202cm" svg:x="2.806cm" svg:y="1.508cm">
          <draw:text-box>
            <text:p><text:span text:style-name="T2">P</text:span><text:span text:style-name="T3">1</text:span></text:p>
          </draw:text-box>
        </draw:frame>
        <draw:frame draw:style-name="gr4" draw:text-style-name="P5" draw:layer="layout" svg:width="1.141cm" svg:height="1.202cm" svg:x="6.107cm" svg:y="1.508cm">
          <draw:text-box>
            <text:p><text:span text:style-name="T2">P</text:span><text:span text:style-name="T3">2</text:span></text:p>
          </draw:text-box>
        </draw:frame>
        <draw:frame draw:style-name="gr4" draw:text-style-name="P5" draw:layer="layout" svg:width="1.141cm" svg:height="1.202cm" svg:x="11.008cm" svg:y="1.508cm">
          <draw:text-box>
            <text:p><text:span text:style-name="T2">P</text:span><text:span text:style-name="T3">3</text:span></text:p>
          </draw:text-box>
        </draw:frame>
        <draw:frame draw:style-name="gr4" draw:text-style-name="P5" draw:layer="layout" svg:width="1.141cm" svg:height="1.202cm" svg:x="16.409cm" svg:y="1.508cm">
          <draw:text-box>
            <text:p><text:span text:style-name="T2">P</text:span><text:span text:style-name="T3">4</text:span></text:p>
          </draw:text-box>
        </draw:frame>
      </draw:page>
      <draw:page draw:name="page2" draw:style-name="dp1" draw:master-page-name="Default">
        <draw:custom-shape draw:style-name="gr5" draw:text-style-name="P2" draw:layer="layout" svg:width="0.573cm" svg:height="0.572cm" svg:x="5.878cm" svg:y="1.889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572cm" svg:height="0.572cm" svg:x="6.451cm" svg:y="1.889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573cm" svg:height="0.571cm" svg:x="7.023cm" svg:y="2.461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572cm" svg:height="0.572cm" svg:x="10.363cm" svg:y="1.889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71cm" svg:height="0.572cm" svg:x="10.935cm" svg:y="1.889cm">
          <text:p text:style-name="P1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572cm" svg:height="0.571cm" svg:x="11.506cm" svg:y="2.461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571cm" svg:height="0.571cm" svg:x="12.078cm" svg:y="2.461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0.571cm" svg:height="0.572cm" svg:x="9.792cm" svg:y="1.889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572cm" svg:height="0.571cm" svg:x="12.649cm" svg:y="2.461cm">
          <text:p text:style-name="P1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572cm" svg:height="0.572cm" svg:x="1.316cm" svg:y="1.889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573cm" svg:height="0.571cm" svg:x="1.888cm" svg:y="2.461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0.572cm" svg:height="0.533cm" svg:x="1.878cm" svg:y="4.68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571cm" svg:height="0.533cm" svg:x="2.45cm" svg:y="4.68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572cm" svg:height="0.533cm" svg:x="3.021cm" svg:y="5.21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71cm" svg:height="0.533cm" svg:x="3.593cm" svg:y="5.21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71cm" svg:height="0.533cm" svg:x="1.307cm" svg:y="4.68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571cm" svg:height="0.533cm" svg:x="4.736cm" svg:y="5.21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571cm" svg:height="0.533cm" svg:x="3.022cm" svg:y="4.68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572cm" svg:height="0.533cm" svg:x="4.164cm" svg:y="5.21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72cm" svg:height="0.571cm" svg:x="6.451cm" svg:y="2.461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0.573cm" svg:height="0.535cm" svg:x="6.562cm" svg:y="4.68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0.574cm" svg:height="0.535cm" svg:x="7.135cm" svg:y="4.68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74cm" svg:height="0.535cm" svg:x="7.709cm" svg:y="5.2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73cm" svg:height="0.535cm" svg:x="8.283cm" svg:y="5.2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574cm" svg:height="0.535cm" svg:x="5.988cm" svg:y="4.68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0.574cm" svg:height="0.535cm" svg:x="9.43cm" svg:y="5.2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73cm" svg:height="0.535cm" svg:x="7.71cm" svg:y="4.68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574cm" svg:height="0.535cm" svg:x="8.856cm" svg:y="5.2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573cm" svg:height="0.534cm" svg:x="8.283cm" svg:y="4.68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573cm" svg:height="0.535cm" svg:x="10.004cm" svg:y="5.2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0.573cm" svg:height="0.573cm" svg:x="11.534cm" svg:y="4.68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574cm" svg:height="0.573cm" svg:x="12.107cm" svg:y="4.684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0.574cm" svg:height="0.573cm" svg:x="12.681cm" svg:y="5.25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0.573cm" svg:height="0.573cm" svg:x="13.255cm" svg:y="5.25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574cm" svg:height="0.573cm" svg:x="10.96cm" svg:y="4.68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574cm" svg:height="0.573cm" svg:x="14.402cm" svg:y="5.25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0.573cm" svg:height="0.573cm" svg:x="12.682cm" svg:y="4.68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0.574cm" svg:height="0.573cm" svg:x="13.828cm" svg:y="5.259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0.573cm" svg:height="0.572cm" svg:x="13.255cm" svg:y="4.68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0.573cm" svg:height="0.573cm" svg:x="14.976cm" svg:y="5.25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574cm" svg:height="0.573cm" svg:x="15.549cm" svg:y="5.259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0.574cm" svg:height="0.574cm" svg:x="13.828cm" svg:y="4.69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frame draw:style-name="gr35" draw:text-style-name="P5" draw:layer="layout" svg:width="1.141cm" svg:height="1.202cm" svg:x="1.959cm" svg:y="1.408cm">
          <draw:text-box>
            <text:p><text:span text:style-name="T2">P</text:span><text:span text:style-name="T3">1</text:span></text:p>
          </draw:text-box>
        </draw:frame>
        <draw:frame draw:style-name="gr35" draw:text-style-name="P5" draw:layer="layout" svg:width="1.141cm" svg:height="1.202cm" svg:x="7.069cm" svg:y="1.408cm">
          <draw:text-box>
            <text:p><text:span text:style-name="T2">P</text:span><text:span text:style-name="T3">2</text:span></text:p>
          </draw:text-box>
        </draw:frame>
        <draw:frame draw:style-name="gr36" draw:text-style-name="P5" draw:layer="layout" svg:width="1.141cm" svg:height="1.202cm" svg:x="3.727cm" svg:y="4.108cm">
          <draw:text-box>
            <text:p><text:span text:style-name="T2">P</text:span><text:span text:style-name="T3">4</text:span></text:p>
          </draw:text-box>
        </draw:frame>
        <draw:frame draw:style-name="gr4" draw:text-style-name="P5" draw:layer="layout" svg:width="1.141cm" svg:height="1.202cm" svg:x="11.478cm" svg:y="1.408cm">
          <draw:text-box>
            <text:p><text:span text:style-name="T2">P</text:span><text:span text:style-name="T3">3</text:span></text:p>
          </draw:text-box>
        </draw:frame>
        <draw:frame draw:style-name="gr37" draw:text-style-name="P5" draw:layer="layout" svg:width="1.141cm" svg:height="1.202cm" svg:x="8.914cm" svg:y="4.108cm">
          <draw:text-box>
            <text:p><text:span text:style-name="T2">P</text:span><text:span text:style-name="T3">5</text:span></text:p>
          </draw:text-box>
        </draw:frame>
        <draw:frame draw:style-name="gr37" draw:text-style-name="P5" draw:layer="layout" svg:width="1.141cm" svg:height="1.202cm" svg:x="14.586cm" svg:y="4.208cm">
          <draw:text-box>
            <text:p><text:span text:style-name="T2">P</text:span><text:span text:style-name="T3">6</text:span></text:p>
          </draw:text-box>
        </draw:frame>
      </draw:page>
      <draw:page draw:name="page3" draw:style-name="dp1" draw:master-page-name="Default">
        <draw:custom-shape draw:style-name="gr38" draw:text-style-name="P10" draw:layer="layout" svg:width="0.559cm" svg:height="0.559cm" svg:x="3.378cm" svg:y="1.914cm">
          <text:p text:style-name="P9"><text:span text:style-name="T4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1" draw:layer="layout" svg:width="0.559cm" svg:height="0.559cm" svg:x="3.951cm" svg:y="1.914cm">
          <text:p text:style-name="P9"><text:span text:style-name="T4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0.559cm" svg:height="0.559cm" svg:x="6.893cm" svg:y="1.914cm">
          <text:p text:style-name="P9"><text:span text:style-name="T4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2" draw:layer="layout" svg:width="0.571cm" svg:height="0.559cm" svg:x="7.452cm" svg:y="1.918cm">
          <text:p text:style-name="P9"><text:span text:style-name="T4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draw:layer="layout" svg:width="0.571cm" svg:height="0.559cm" svg:x="6.334cm" svg:y="1.914cm">
          <text:p text:style-name="P9"><text:span text:style-name="T4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72cm" svg:height="0.572cm" svg:x="1.316cm" svg:y="1.889cm">
          <text:p text:style-name="P9"><text:span text:style-name="T4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573cm" svg:height="0.571cm" svg:x="1.888cm" svg:y="2.461cm">
          <text:p text:style-name="P9"><text:span text:style-name="T4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0.559cm" svg:height="0.559cm" svg:x="10.378cm" svg:y="1.914cm">
          <text:p text:style-name="P9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559cm" svg:height="0.559cm" svg:x="10.95cm" svg:y="1.914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0.571cm" svg:height="0.559cm" svg:x="9.807cm" svg:y="1.914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0.559cm" svg:height="0.559cm" svg:x="11.522cm" svg:y="1.914cm">
          <text:p text:style-name="P9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59cm" svg:height="0.559cm" svg:x="14.331cm" svg:y="1.859cm">
          <text:p text:style-name="P9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559cm" svg:height="0.559cm" svg:x="14.904cm" svg:y="1.859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59cm" svg:height="0.559cm" svg:x="13.757cm" svg:y="1.859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559cm" svg:height="0.559cm" svg:x="15.479cm" svg:y="1.859cm">
          <text:p text:style-name="P9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559cm" svg:height="0.559cm" svg:x="16.052cm" svg:y="1.86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frame draw:style-name="gr35" draw:text-style-name="P5" draw:layer="layout" svg:width="1.141cm" svg:height="1.202cm" svg:x="1.959cm" svg:y="1.408cm">
          <draw:text-box>
            <text:p><text:span text:style-name="T2">P</text:span><text:span text:style-name="T3">1</text:span></text:p>
          </draw:text-box>
        </draw:frame>
        <draw:frame draw:style-name="gr35" draw:text-style-name="P5" draw:layer="layout" svg:width="1.141cm" svg:height="1.202cm" svg:x="4.61cm" svg:y="1.349cm">
          <draw:text-box>
            <text:p><text:span text:style-name="T2">P</text:span><text:span text:style-name="T3">2</text:span></text:p>
          </draw:text-box>
        </draw:frame>
        <draw:frame draw:style-name="gr36" draw:text-style-name="P5" draw:layer="layout" svg:width="1.141cm" svg:height="1.202cm" svg:x="12.227cm" svg:y="1.308cm">
          <draw:text-box>
            <text:p><text:span text:style-name="T2">P</text:span><text:span text:style-name="T3">4</text:span></text:p>
          </draw:text-box>
        </draw:frame>
        <draw:frame draw:style-name="gr4" draw:text-style-name="P5" draw:layer="layout" svg:width="1.141cm" svg:height="1.202cm" svg:x="8.366cm" svg:y="1.381cm">
          <draw:text-box>
            <text:p><text:span text:style-name="T2">P</text:span><text:span text:style-name="T3">3</text:span></text:p>
          </draw:text-box>
        </draw:frame>
        <draw:frame draw:style-name="gr44" draw:text-style-name="P5" draw:layer="layout" svg:width="1.308cm" svg:height="1.202cm" svg:x="16.447cm" svg:y="1.275cm">
          <draw:text-box>
            <text:p><text:span text:style-name="T2">P</text:span><text:span text:style-name="T3">5</text:span></text:p>
          </draw:text-box>
        </draw:frame>
        <draw:frame draw:style-name="gr37" draw:text-style-name="P5" draw:layer="layout" svg:width="1.141cm" svg:height="1.202cm" svg:x="5.193cm" svg:y="4.116cm">
          <draw:text-box>
            <text:p><text:span text:style-name="T2">P</text:span><text:span text:style-name="T3">6</text:span></text:p>
          </draw:text-box>
        </draw:frame>
        <draw:frame draw:style-name="gr37" draw:text-style-name="P5" draw:layer="layout" svg:width="1.141cm" svg:height="1.202cm" svg:x="15.387cm" svg:y="4.208cm">
          <draw:text-box>
            <text:p><text:span text:style-name="T2">P</text:span><text:span text:style-name="T3">7</text:span></text:p>
          </draw:text-box>
        </draw:frame>
        <draw:custom-shape draw:style-name="gr42" draw:text-style-name="P13" draw:layer="layout" svg:width="0.559cm" svg:height="0.559cm" svg:x="11.504cm" svg:y="2.473cm">
          <text:p text:style-name="P9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559cm" svg:height="0.559cm" svg:x="12.076cm" svg:y="2.473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0.571cm" svg:height="0.559cm" svg:x="10.933cm" svg:y="2.473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0.559cm" svg:height="0.559cm" svg:x="12.648cm" svg:y="2.473cm">
          <text:p text:style-name="P9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559cm" svg:height="0.559cm" svg:x="15.461cm" svg:y="2.418cm">
          <text:p text:style-name="P9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559cm" svg:height="0.559cm" svg:x="16.034cm" svg:y="2.418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559cm" svg:height="0.559cm" svg:x="14.887cm" svg:y="2.418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559cm" svg:height="0.559cm" svg:x="16.609cm" svg:y="2.418cm">
          <text:p text:style-name="P9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559cm" svg:height="0.559cm" svg:x="17.182cm" svg:y="2.419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59cm" svg:height="0.559cm" svg:x="2.016cm" svg:y="4.758cm">
          <text:p text:style-name="P9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559cm" svg:height="0.559cm" svg:x="2.575cm" svg:y="4.758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59cm" svg:height="0.559cm" svg:x="1.456cm" svg:y="4.758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559cm" svg:height="0.559cm" svg:x="3.134cm" svg:y="4.758cm">
          <text:p text:style-name="P9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559cm" svg:height="0.559cm" svg:x="3.692cm" svg:y="4.759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559cm" svg:height="0.559cm" svg:x="4.251cm" svg:y="4.759cm">
          <text:p text:style-name="P9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59cm" svg:height="0.559cm" svg:x="5.37cm" svg:y="5.318cm">
          <text:p text:style-name="P9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559cm" svg:height="0.559cm" svg:x="5.929cm" svg:y="5.318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59cm" svg:height="0.559cm" svg:x="4.81cm" svg:y="5.318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559cm" svg:height="0.559cm" svg:x="6.488cm" svg:y="5.318cm">
          <text:p text:style-name="P9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559cm" svg:height="0.559cm" svg:x="7.046cm" svg:y="5.319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559cm" svg:height="0.559cm" svg:x="7.605cm" svg:y="5.319cm">
          <text:p text:style-name="P9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59cm" svg:height="0.559cm" svg:x="4.505cm" svg:y="2.473cm">
          <text:p text:style-name="P9"><text:span text:style-name="T4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1" draw:layer="layout" svg:width="0.559cm" svg:height="0.559cm" svg:x="5.078cm" svg:y="2.473cm">
          <text:p text:style-name="P9"><text:span text:style-name="T4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0.559cm" svg:height="0.559cm" svg:x="8.023cm" svg:y="2.473cm">
          <text:p text:style-name="P9"><text:span text:style-name="T4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layout" svg:width="0.571cm" svg:height="0.559cm" svg:x="8.595cm" svg:y="2.477cm">
          <text:p text:style-name="P9"><text:span text:style-name="T4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layout" svg:width="0.571cm" svg:height="0.559cm" svg:x="7.452cm" svg:y="2.473cm">
          <text:p text:style-name="P9"><text:span text:style-name="T4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0.559cm" svg:height="0.559cm" svg:x="9.891cm" svg:y="4.757cm">
          <text:p text:style-name="P9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559cm" svg:height="0.559cm" svg:x="10.45cm" svg:y="4.757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59cm" svg:height="0.559cm" svg:x="9.331cm" svg:y="4.757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559cm" svg:height="0.559cm" svg:x="11.009cm" svg:y="4.757cm">
          <text:p text:style-name="P9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559cm" svg:height="0.559cm" svg:x="11.567cm" svg:y="4.758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559cm" svg:height="0.559cm" svg:x="12.126cm" svg:y="4.758cm">
          <text:p text:style-name="P9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559cm" svg:height="0.559cm" svg:x="12.701cm" svg:y="4.758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59cm" svg:height="0.559cm" svg:x="13.244cm" svg:y="5.318cm">
          <text:p text:style-name="P9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559cm" svg:height="0.559cm" svg:x="13.803cm" svg:y="5.318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559cm" svg:height="0.559cm" svg:x="12.684cm" svg:y="5.318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559cm" svg:height="0.559cm" svg:x="14.362cm" svg:y="5.318cm">
          <text:p text:style-name="P9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559cm" svg:height="0.559cm" svg:x="14.92cm" svg:y="5.319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559cm" svg:height="0.559cm" svg:x="15.479cm" svg:y="5.319cm">
          <text:p text:style-name="P9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559cm" svg:height="0.559cm" svg:x="16.054cm" svg:y="5.319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20:37:22.037001587</meta:creation-date>
    <dc:date>2019-12-02T21:01:24.534233583</dc:date>
    <meta:editing-duration>PT22M46S</meta:editing-duration>
    <meta:editing-cycles>6</meta:editing-cycles>
    <meta:generator>LibreOffice/6.0.7.3$Linux_X86_64 LibreOffice_project/00m0$Build-3</meta:generator>
    <meta:document-statistic meta:object-count="135"/>
  </office:meta>
</office:document-meta>
</file>